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0cm" fo:margin-right="0cm" fo:margin-top="0.199cm" fo:margin-bottom="0cm" loext:contextual-spacing="false" fo:text-align="justify" style:justify-single-word="false" fo:text-indent="0cm" style:auto-text-indent="false"/>
    </style:style>
    <style:style style:name="P5" style:family="paragraph" style:parent-style-name="Standard" style:list-style-name="L2">
      <style:paragraph-properties fo:margin-left="0cm" fo:margin-right="0cm" fo:margin-top="0.199cm" fo:margin-bottom="0cm" loext:contextual-spacing="false" fo:text-align="justify" style:justify-single-word="false" fo:text-indent="0cm" style:auto-text-indent="false"/>
    </style:style>
    <style:style style:name="T1" style:family="text">
      <style:text-properties officeooo:rsid="000159c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NÓMINA 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osa Roig ha formalizado un contrato indefinido a jornada completa con la empresa MARK, SA. Percibe mensualmente las siguientes percepciones:</text:p>
      <text:p text:style-name="P3"/>
      <text:list xml:id="list3438444281" text:style-name="L1">
        <text:list-item>
          <text:p text:style-name="P4">Salario base: 1060,90€</text:p>
        </text:list-item>
        <text:list-item>
          <text:p text:style-name="P4">Plus titulación: 320€</text:p>
        </text:list-item>
        <text:list-item>
          <text:p text:style-name="P4">Plus convenio: 245€</text:p>
        </text:list-item>
        <text:list-item>
          <text:p text:style-name="P4">Horas extras por fuerza mayor: 170€</text:p>
        </text:list-item>
      </text:list>
      <text:p text:style-name="P3"/>
      <text:p text:style-name="P3">Durante el mes de abril la empresa le envió a un congreso de un día de duración que tenía lugar en una ciudad situada a 70 Km de su centro de trabajo, donde tenía que almorzar, abonando la empresa 25,50€ en concepto de gastos de manutención (por 1 día sin pernocta), según lo establecido en convenio, y 0,24 €/Km en concepto de gastos de locomoción.</text:p>
      <text:p text:style-name="P3">Además, la trabajadora tiene derecho a dos pagas extraordinarias iguales al salario base cada una y que se cobran prorrateadas mensualmente.</text:p>
      <text:p text:style-name="P3">La retención a cuenta del IRPF practicada por la empresa es del 15%.</text:p>
      <text:p text:style-name="P3">La empresa cotiza por AT y EP un 1%.</text:p>
      <text:p text:style-name="P3">A partir de los datos facilitados, calcula la nómina de Rosa correspondiente al mes de abril.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LUCIÓN: Salario total a percibir: 1597,69€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<text:tab/>NÓMINA 8</text:p>
      <text:p text:style-name="Standard"/>
      <text:p text:style-name="Standard"/>
      <text:p text:style-name="Standard"/>
      <text:p text:style-name="Standard"/>
      <text:p text:style-name="Standard"/>
      <text:p text:style-name="P3">Clara Monge trabaja para HERMANOS DALTON S.A. de administrativa con un contrato de internidad a tiempo parcial. Sus percepciones mensuales son las siguientes:</text:p>
      <text:p text:style-name="P3"/>
      <text:list xml:id="list4024087118" text:style-name="L2">
        <text:list-item>
          <text:list>
            <text:list-item>
              <text:p text:style-name="P5">Salario base: 1235,40€</text:p>
            </text:list-item>
            <text:list-item>
              <text:p text:style-name="P5">Plus antigüedad: 347€</text:p>
            </text:list-item>
            <text:list-item>
              <text:p text:style-name="P5">Plus idiomas: 285€</text:p>
            </text:list-item>
            <text:list-item>
              <text:p text:style-name="P5">Horas extras por fuerza mayor: 150€</text:p>
            </text:list-item>
            <text:list-item>
              <text:p text:style-name="P5">Horas extras estructurales: 230<text:span text:style-name="T1">€</text:span></text:p>
            </text:list-item>
          </text:list>
        </text:list-item>
      </text:list>
      <text:p text:style-name="P3"/>
      <text:p text:style-name="P3">Durante el mes de diciembre la empresa le envió a un curso de formación de dos días de duración en Austria, abonando la empresa 106,50€ en concepto de gastos de manutención (por 1 día sin pernocta), según lo establecido en convenio, y 286,70 de dietas por una noche de hotel en Viena.</text:p>
      <text:p text:style-name="P3">Además, la trabajadora tiene derecho a cuatro pagas extraordinarias iguales al salario base cada una y que cobra en enero, abril, agosto y diciembre.</text:p>
      <text:p text:style-name="P3">La retención a cuenta del IRPF practicada por la empresa es del 18%.</text:p>
      <text:p text:style-name="P3">La empresa cotiza por AT y EP un 2%.</text:p>
      <text:p text:style-name="P3">A partir de los datos facilitados, calcula la nómina de Clara correspondiente al mes de diciembre.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LUCIÓN: Salario total a percibir: 3021,04€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9S</meta:editing-duration>
    <meta:editing-cycles>11</meta:editing-cycles>
    <meta:generator>LibreOffice/6.1.0.3$Windows_X86_64 LibreOffice_project/efb621ed25068d70781dc026f7e9c5187a4decd1</meta:generator>
    <dc:date>2020-03-06T08:56:14.607000000</dc:date>
    <meta:print-date>2019-03-07T14:12:31.77</meta:print-date>
    <meta:document-statistic meta:table-count="0" meta:image-count="0" meta:object-count="0" meta:page-count="2" meta:paragraph-count="25" meta:word-count="340" meta:character-count="1959" meta:non-whitespace-character-count="1652"/>
    <meta:user-defined meta:name="Info 1"/>
    <meta:user-defined meta:name="Info 2"/>
    <meta:user-defined meta:name="Info 3"/>
    <meta:user-defined meta:name="Info 4"/>
  </office:meta>
</office:document-meta>
</file>